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101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Désignation de la mission</text:p>
          </table:table-cell>
          <table:table-cell table:style-name="ce1" office:value-type="string" calcext:value-type="string">
            <text:p>Lien</text:p>
          </table:table-cell>
          <table:table-cell table:style-name="ce5"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ise en place du poste de travail 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Comprendre les Microcontrôleurs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Rédiger le wiki wifi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Comprendre la mesure de température</text:p>
          </table:table-cell>
          <table:table-cell table:style-name="ce4" office:value-type="string" calcext:value-type="string">
            <text:p><text:a xlink:href="http://fablabo.net/wiki/SCAO#Mesure_de_la_temp.C3.A9rature" xlink:type="simple">http://fablabo.net/wiki/SCAO#Mesure_de_la_temp.C3.A9rature</text:a></text:p>
          </table:table-cell>
          <table:table-cell table:number-columns-repeated="1021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6]+1"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5:49:12.482056523</meta:creation-date>
    <dc:date>2019-05-05T15:59:57.690732688</dc:date>
    <meta:editing-duration>PT10M44S</meta:editing-duration>
    <meta:editing-cycles>3</meta:editing-cycles>
    <meta:generator>LibreOffice/6.0.7.3$Linux_X86_64 LibreOffice_project/00m0$Build-3</meta:generator>
    <meta:document-statistic meta:table-count="1" meta:cell-count="26" meta:object-count="0"/>
  </office:meta>
</office:document-meta>
</file>